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none" officeooo:rsid="0000e656" officeooo:paragraph-rsid="0000e656" style:font-size-asian="13pt" style:font-size-complex="13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none" officeooo:rsid="0000e656" officeooo:paragraph-rsid="000ecb26" style:font-size-asian="13pt" style:font-size-complex="13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none" officeooo:rsid="00035e54" officeooo:paragraph-rsid="00035e54" style:font-size-asian="13pt" style:font-size-complex="13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none" officeooo:rsid="000a86bb" officeooo:paragraph-rsid="000a86bb" style:font-size-asian="13pt" style:font-size-complex="13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solid" style:text-underline-width="auto" style:text-underline-color="font-color" officeooo:rsid="0000e656" officeooo:paragraph-rsid="0000e656" style:font-size-asian="13pt" style:font-size-complex="13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3pt" style:text-underline-style="solid" style:text-underline-width="auto" style:text-underline-color="font-color" officeooo:rsid="0000e656" officeooo:paragraph-rsid="000ecb26" style:font-size-asian="13pt" style:font-size-complex="13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officeooo:paragraph-rsid="0008ed80"/>
    </style:style>
    <style:style style:name="P9" style:family="paragraph" style:parent-style-name="Standard">
      <style:paragraph-properties style:writing-mode="lr-tb"/>
      <style:text-properties style:font-name="Liberation Serif" style:text-underline-style="none" officeooo:paragraph-rsid="0010985c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Liberation Serif" officeooo:rsid="0015e407" officeooo:paragraph-rsid="0015e407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0467c7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0731d9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08ed80"/>
    </style:style>
    <style:style style:name="T1" style:family="text">
      <style:text-properties style:font-name="monospace" fo:font-size="10.5pt"/>
    </style:style>
    <style:style style:name="T2" style:family="text">
      <style:text-properties style:font-name="monospace" fo:font-size="10.5pt" officeooo:rsid="0010b1f7"/>
    </style:style>
    <style:style style:name="T3" style:family="text">
      <style:text-properties style:font-name="monospace" fo:font-size="11.25pt"/>
    </style:style>
    <style:style style:name="T4" style:family="text">
      <style:text-properties style:font-name="monospace" fo:font-size="11.25pt" officeooo:rsid="0010b1f7"/>
    </style:style>
    <style:style style:name="T5" style:family="text">
      <style:text-properties fo:font-size="12.75pt"/>
    </style:style>
    <style:style style:name="T6" style:family="text">
      <style:text-properties fo:font-size="12.75pt" style:font-size-asian="13pt" style:font-size-complex="13pt"/>
    </style:style>
    <style:style style:name="T7" style:family="text">
      <style:text-properties fo:font-size="12.75pt" officeooo:rsid="000c43db" style:font-size-asian="13pt" style:font-size-complex="13pt"/>
    </style:style>
    <style:style style:name="T8" style:family="text">
      <style:text-properties fo:font-size="12.75pt" officeooo:rsid="000ecb26"/>
    </style:style>
    <style:style style:name="T9" style:family="text">
      <style:text-properties style:font-name="Liberation Serif" fo:font-size="13pt" style:text-underline-style="none" officeooo:rsid="000467c7" style:font-size-asian="13pt" style:font-size-complex="13pt"/>
    </style:style>
    <style:style style:name="T10" style:family="text">
      <style:text-properties style:font-name="Liberation Serif" fo:font-size="13pt" style:text-underline-style="none" officeooo:rsid="000731d9" style:font-size-asian="13pt" style:font-size-complex="13pt"/>
    </style:style>
    <style:style style:name="T11" style:family="text">
      <style:text-properties style:font-name="Liberation Serif" fo:font-size="13pt" style:font-size-asian="13pt" style:font-size-complex="13pt"/>
    </style:style>
    <style:style style:name="T12" style:family="text">
      <style:text-properties style:font-name="Liberation Serif" fo:font-size="13pt" officeooo:rsid="0008ed80" style:font-size-asian="13pt" style:font-size-complex="13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officeooo:rsid="0006910a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0.5pt"/>
    </style:style>
    <style:style style:name="T17" style:family="text">
      <style:text-properties fo:font-size="10.5pt" officeooo:rsid="0010b1f7"/>
    </style:style>
    <style:style style:name="T18" style:family="text">
      <style:text-properties fo:font-size="10.5pt" officeooo:rsid="00125e88"/>
    </style:style>
    <style:style style:name="T19" style:family="text">
      <style:text-properties fo:font-size="11.25pt"/>
    </style:style>
    <style:style style:name="T20" style:family="text">
      <style:text-properties fo:font-size="11.25pt" officeooo:rsid="0010b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3 - Utilisateurs, groupes et permissions<text:line-break/>Installation de paquets</text:p>
      <text:p text:style-name="P1"/>
      <text:p text:style-name="P6">Exercice 1 :</text:p>
      <text:p text:style-name="P6"/>
      <text:p text:style-name="P2">useradd -m  -<text:span text:style-name="T14">s </text:span>: création user avec répertoire personnel <text:span text:style-name="T14">et bash</text:span></text:p>
      <text:p text:style-name="P2"/>
      <text:p text:style-name="P2"><text:s/>cut -d: -f1-4 /etc/passwd</text:p>
      <text:p text:style-name="P2"/>
      <text:p text:style-name="P2"/>
      <text:p text:style-name="P11"><text:span text:style-name="T9">forcer un user à changer sont mdp : </text:span><text:span text:style-name="T13">passwd -e nom_utilisateur</text:span></text:p>
      <text:p text:style-name="P2"/>
      <text:p text:style-name="P4">changer mdp : passwd user</text:p>
      <text:p text:style-name="P4"/>
      <text:p text:style-name="P5">se connecter sur user : su user</text:p>
      <text:p text:style-name="P4"/>
      <text:p text:style-name="P12"><text:span text:style-name="T10">change groupe d’un fichier/dossier : </text:span><text:span text:style-name="T11">hgrp [-R] groupe cible</text:span></text:p>
      <text:p text:style-name="P12"><text:span text:style-name="T11"/></text:p>
      <text:p text:style-name="P13"><text:span text:style-name="T12">changer le propriétaire d’un fichier/dossier :</text:span><text:span text:style-name="T11">chown [-R] utilisateur cible</text:span></text:p>
      <text:p text:style-name="P13"><text:span text:style-name="T11"/></text:p>
      <text:p text:style-name="P13"><text:span text:style-name="T11"/></text:p>
      <text:p text:style-name="P8"><text:span text:style-name="T6">chmod</text:span><text:span text:style-name="T15"> </text:span><text:span text:style-name="T6">+t dossier</text:span><text:span text:style-name="T15"> </text:span><text:span text:style-name="T6"># active le</text:span><text:span text:style-name="T15"> </text:span><text:span text:style-name="T6">sticky bit </text:span><text:span text:style-name="T15">:</text:span><text:span text:style-name="T6">seuls</text:span><text:span text:style-name="T15"><text:line-break/></text:span><text:span text:style-name="T6">le propriétaire d’un fichier, le propriétaire du dossier ou</text:span><text:span text:style-name="T15"> </text:span><text:span text:style-name="T6">root</text:span><text:span text:style-name="T15"> </text:span><text:span text:style-name="T6">ont le droit de</text:span><text:span text:style-name="T15"> </text:span><text:span text:style-name="T6">renommer ou supprimer ce fichier</text:span></text:p>
      <text:p text:style-name="P8"><text:span text:style-name="T6"/></text:p>
      <text:p text:style-name="P8"><text:span text:style-name="T6"><text:s/></text:span><text:span text:style-name="T7">passwd -d :</text:span><text:span text:style-name="T6">supprimer le mot de passe du compte indiqué</text:span></text:p>
      <text:p text:style-name="P8"><text:span text:style-name="T6"/></text:p>
      <text:p text:style-name="P10"><text:span text:style-name="T6">chage user : modifie compte user</text:span></text:p>
      <text:p text:style-name="P10"><text:span text:style-name="T6"/></text:p>
      <text:p text:style-name="P10"><text:span text:style-name="T6">chage -l user : informations sur le compte</text:span></text:p>
      <text:p text:style-name="P8"><text:span text:style-name="T6"/></text:p>
      <text:p text:style-name="P7"><text:span text:style-name="T5">Exercice </text:span><text:span text:style-name="T8">2</text:span><text:span text:style-name="T5"> :</text:span></text:p>
      <text:p text:style-name="P7"><text:span text:style-name="T6"/></text:p>
      <text:p text:style-name="P7"><text:span text:style-name="T6"/></text:p>
      <text:p text:style-name="P3"><text:span text:style-name="T5">-</text:span><text:span text:style-name="T16">chmod u=rx,g=wx,o=r fic </text:span><text:span text:style-name="T18">= chmod 534 fic</text:span><text:span text:style-name="T5"><text:line-break/></text:span><text:span text:style-name="T16">-</text:span><text:span text:style-name="T5"> </text:span><text:span text:style-name="T16">chmod uo+w,g-rx fic</text:span><text:span text:style-name="T5"> </text:span><text:span text:style-name="T16">en sachant que les droits initiaux de</text:span><text:span text:style-name="T5"> </text:span><text:span text:style-name="T16">fic</text:span><text:span text:style-name="T5"> </text:span><text:span text:style-name="T16">sont</text:span><text:span text:style-name="T5"> </text:span><text:span text:style-name="T16">r—r-x--- <text:s/></text:span><text:span text:style-name="T18">= chmod 602 fic</text:span></text:p>
      <text:p text:style-name="P9"><text:span text:style-name="T16">-</text:span> <text:span text:style-name="T16">chmod 653 fic</text:span> <text:span text:style-name="T16">en sachant que les droits initiaux de</text:span> <text:span text:style-name="T16">fic</text:span> <text:span text:style-name="T16">sont</text:span> <text:span text:style-name="T16">711 <text:s/></text:span><text:span text:style-name="T18">= chmod u=rw, g=rx, o=wx fic</text:span><text:line-break/><text:span text:style-name="T16">-</text:span> <text:span text:style-name="T16">chmod u+x,g=w,o-r fic</text:span> <text:span text:style-name="T16">en sachant que les droits initiaux de</text:span> <text:span text:style-name="T16">fic</text:span> <text:span text:style-name="T16">sont</text:span> <text:span text:style-name="T16">r—r-x--- </text:span><text:span text:style-name="T18">= chmod 520 fic</text:span></text:p>
      <text:p text:style-name="P9"><text:span text:style-name="T16"/></text:p>
      <text:p text:style-name="P9"><text:span text:style-name="T16"/></text:p>
      <text:p text:style-name="P9"><text:span text:style-name="T19">stat</text:span><text:span text:style-name="T16"> </text:span><text:span text:style-name="T19">-c %A fichier : </text:span><text:span text:style-name="T20">classique</text:span></text:p>
      <text:p text:style-name="P9"><text:span text:style-name="T16"/></text:p>
      <text:p text:style-name="P9"><text:span text:style-name="T19">stat</text:span><text:span text:style-name="T16"> </text:span><text:span text:style-name="T19">-c %a fichier </text:span><text:span text:style-name="T16">: </text:span><text:span text:style-name="T17">octal</text:span></text:p>
      <text:p text:style-name="P9"><text:span text:style-name="T17"/></text:p>
      <text:p text:style-name="P9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4:11:16.233351391</meta:creation-date>
    <dc:date>2022-02-03T17:04:10.252465213</dc:date>
    <meta:editing-duration>PT2H42M36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01" meta:character-count="1103" meta:non-whitespace-character-count="917"/>
  </office:meta>
</office:document-meta>
</file>